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Open Sans" svg:font-family="'Open Sans', sans-serif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line-height="200%" fo:text-align="center" style:justify-single-word="false" fo:orphans="2" fo:widows="2"/>
      <style:text-properties fo:color="#000000"/>
    </style:style>
    <style:style style:name="P3" style:family="paragraph" style:parent-style-name="Text_20_body">
      <style:paragraph-properties fo:margin-left="0.6043in" fo:margin-right="0.6043in" fo:margin-top="0.1043in" fo:margin-bottom="0.052in" loext:contextual-spacing="false" fo:line-height="200%" fo:text-align="center" style:justify-single-word="false" fo:orphans="2" fo:widows="2" fo:text-indent="0in" style:auto-text-indent="false"/>
      <style:text-properties fo:font-variant="normal" fo:text-transform="none" fo:color="#000000" style:font-name="Open Sans" fo:font-size="15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.0972in" loext:contextual-spacing="false" fo:line-height="200%" fo:text-align="center" style:justify-single-word="false" fo:orphans="2" fo:widows="2"/>
      <style:text-properties fo:font-variant="normal" fo:text-transform="none" fo:color="#000000" style:font-name="apple-system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top="0in" fo:margin-bottom="0.0972in" loext:contextual-spacing="false" fo:line-height="200%" fo:text-align="center" style:justify-single-word="false" fo:orphans="2" fo:widows="2"/>
      <style:text-properties fo:font-variant="normal" fo:text-transform="none" fo:color="#000000" style:font-name="apple-system" fo:font-size="12pt" fo:letter-spacing="normal" fo:font-style="normal" fo:font-weight="normal"/>
    </style:style>
    <style:style style:name="P6" style:family="paragraph" style:parent-style-name="Text_20_body" style:list-style-name="L3">
      <style:paragraph-properties fo:margin-top="0in" fo:margin-bottom="0.0972in" loext:contextual-spacing="false" fo:line-height="200%" fo:text-align="center" style:justify-single-word="false" fo:orphans="2" fo:widows="2"/>
      <style:text-properties fo:font-variant="normal" fo:text-transform="none" fo:color="#000000" style:font-name="apple-system" fo:font-size="12pt" fo:letter-spacing="normal" fo:font-style="normal" fo:font-weight="normal"/>
    </style:style>
    <style:style style:name="P7" style:family="paragraph" style:parent-style-name="Text_20_body" style:list-style-name="L4">
      <style:paragraph-properties fo:margin-top="0in" fo:margin-bottom="0.0972in" loext:contextual-spacing="false" fo:line-height="200%" fo:text-align="center" style:justify-single-word="false" fo:orphans="2" fo:widows="2"/>
      <style:text-properties fo:font-variant="normal" fo:text-transform="none" fo:color="#000000" style:font-name="apple-system" fo:font-size="12pt" fo:letter-spacing="normal" fo:font-style="normal" fo:font-weight="normal"/>
    </style:style>
    <style:style style:name="P8" style:family="paragraph" style:parent-style-name="Text_20_body" style:list-style-name="L5">
      <style:paragraph-properties fo:margin-top="0in" fo:margin-bottom="0.0972in" loext:contextual-spacing="false" fo:line-height="200%" fo:text-align="center" style:justify-single-word="false" fo:orphans="2" fo:widows="2"/>
      <style:text-properties fo:font-variant="normal" fo:text-transform="none" fo:color="#000000" style:font-name="apple-system" fo:font-size="12pt" fo:letter-spacing="normal" fo:font-style="normal" fo:font-weight="normal"/>
    </style:style>
    <style:style style:name="P9" style:family="paragraph" style:parent-style-name="Text_20_body" style:list-style-name="L6">
      <style:paragraph-properties fo:margin-top="0in" fo:margin-bottom="0.0972in" loext:contextual-spacing="false" fo:line-height="200%" fo:text-align="center" style:justify-single-word="false" fo:orphans="2" fo:widows="2"/>
      <style:text-properties fo:font-variant="normal" fo:text-transform="none" fo:color="#000000" style:font-name="apple-system" fo:font-size="12pt" fo:letter-spacing="normal" fo:font-style="normal" fo:font-weight="normal"/>
    </style:style>
    <style:style style:name="P10" style:family="paragraph" style:parent-style-name="Text_20_body" style:list-style-name="L7">
      <style:paragraph-properties fo:margin-top="0in" fo:margin-bottom="0.0972in" loext:contextual-spacing="false" fo:line-height="200%" fo:text-align="center" style:justify-single-word="false" fo:orphans="2" fo:widows="2"/>
      <style:text-properties fo:font-variant="normal" fo:text-transform="none" fo:color="#000000" style:font-name="apple-system" fo:font-size="12pt" fo:letter-spacing="normal" fo:font-style="normal" fo:font-weight="normal"/>
    </style:style>
    <style:style style:name="P11" style:family="paragraph" style:parent-style-name="Text_20_body">
      <style:paragraph-properties fo:margin-left="0in" fo:margin-right="0in" fo:line-height="200%" fo:text-align="center" style:justify-single-word="false" fo:orphans="2" fo:widows="2" fo:text-indent="0in" style:auto-text-indent="false"/>
      <style:text-properties fo:color="#000000"/>
    </style:style>
    <style:style style:name="P12" style:family="paragraph" style:parent-style-name="Heading_20_3">
      <style:paragraph-properties fo:margin-top="0in" fo:margin-bottom="0.0972in" loext:contextual-spacing="false" fo:line-height="120%" fo:text-align="center" style:justify-single-word="false" fo:orphans="2" fo:widows="2"/>
      <style:text-properties fo:font-variant="normal" fo:text-transform="none" fo:color="#000000" style:font-name="Lato" fo:font-size="30pt" fo:letter-spacing="normal" fo:font-style="normal" fo:font-weight="bold"/>
    </style:style>
    <style:style style:name="P13" style:family="paragraph" style:parent-style-name="Heading_20_2">
      <style:paragraph-properties fo:margin-left="0in" fo:margin-right="0in" fo:margin-top="0in" fo:margin-bottom="0.0972in" loext:contextual-spacing="false" fo:line-height="120%" fo:text-align="center" style:justify-single-word="false" fo:orphans="2" fo:widows="2" fo:text-indent="0in" style:auto-text-indent="false"/>
      <style:text-properties fo:font-variant="normal" fo:text-transform="none" fo:color="#000000" style:font-name="Lato" fo:font-size="33.75pt" fo:letter-spacing="normal" fo:font-style="normal" fo:font-weight="bold"/>
    </style:style>
    <style:style style:name="P14" style:family="paragraph" style:parent-style-name="Heading_20_1">
      <style:text-properties fo:font-variant="normal" fo:text-transform="none" fo:color="#000000" style:text-line-through-style="solid" style:text-line-through-type="single" style:font-name="Lato" fo:font-size="37.5pt" fo:letter-spacing="normal" fo:font-style="normal" fo:font-weight="bold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style:text-line-through-style="solid" style:text-line-through-type="singl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 text:name="speak"/>My Impossible List</text:h>
      <text:p text:style-name="P1"/>
      <text:h text:style-name="P13" text:outline-level="2">Why do this?</text:h>
      <text:p text:style-name="P3">I wanted to keep myself accountable to the world to keep improving on dreams I have and goals I have too. This list is to publicly make myself accountable of the goals I want to achieve and to remind myself when I feel I am coasting, I still have things to improve.</text:p>
      <text:h text:style-name="P12" text:outline-level="3">What I am doing now</text:h>
      <text:list xml:id="list4732624505094277105" text:style-name="L1">
        <text:list-item>
          <text:p text:style-name="P4">Learning to code and building projects to work on becoming a developer</text:p>
        </text:list-item>
        <text:list-item>
          <text:p text:style-name="P4">Being a great student, earning scholarships, and making awesome grades in college.</text:p>
        </text:list-item>
        <text:list-item>
          <text:p text:style-name="P4">Intently pushing myself to build mental discipline through meditation.</text:p>
        </text:list-item>
        <text:list-item>
          <text:p text:style-name="P4">Physically invigorating myself through walking, biking, and training.</text:p>
        </text:list-item>
        <text:list-item>
          <text:p text:style-name="P4">Understanding finances and learning about alternative &amp; passive income sources.</text:p>
        </text:list-item>
        <text:list-item>
          <text:p text:style-name="P4">Traveling, meeting new people, and refocusing on established relationships.</text:p>
        </text:list-item>
        <text:list-item>
          <text:p text:style-name="P4"><text:soft-page-break/>Being a supportive, caring son &amp; loyal, close friend.</text:p>
        </text:list-item>
      </text:list>
      <text:p text:style-name="P11"/>
      <text:h text:style-name="P12" text:outline-level="3">Habit Goals</text:h>
      <text:list xml:id="list4909509894395513036" text:style-name="L2">
        <text:list-item>
          <text:p text:style-name="P5">Meditate at least 10 minutes every day for 100 days in a row</text:p>
        </text:list-item>
        <text:list-item>
          <text:p text:style-name="P5">Exercise at least 10 minutes for 100 days in a row</text:p>
        </text:list-item>
        <text:list-item>
          <text:p text:style-name="P5">Write code at least 10 minutes for 100 days in a row</text:p>
        </text:list-item>
        <text:list-item>
          <text:p text:style-name="P5">Read 10 pages everyday for 100 days in a row</text:p>
        </text:list-item>
        <text:list-item>
          <text:p text:style-name="P5">Eat only one meal a day for 100 days in a row</text:p>
        </text:list-item>
        <text:list-item>
          <text:p text:style-name="P5">Floss for 100 days in a row</text:p>
        </text:list-item>
      </text:list>
      <text:p text:style-name="P2"/>
      <text:h text:style-name="P12" text:outline-level="3">Life Goals</text:h>
      <text:list xml:id="list6109536298385657524" text:style-name="L3">
        <text:list-item>
          <text:p text:style-name="P6">Graduate college</text:p>
        </text:list-item>
        <text:list-item>
          <text:p text:style-name="P6">Start a podcast about a friend and I</text:p>
        </text:list-item>
        <text:list-item>
          <text:p text:style-name="P6">Pass my genes, my jeans, and raise mini-me</text:p>
        </text:list-item>
        <text:list-item>
          <text:p text:style-name="P6">Tip a person $100</text:p>
        </text:list-item>
        <text:list-item>
          <text:p text:style-name="P6">Be a mentor to non-kin child and help them reach their goal</text:p>
        </text:list-item>
        <text:list-item>
          <text:p text:style-name="P6">Be self sufficient and locaiton-independent</text:p>
        </text:list-item>
        <text:list-item>
          <text:p text:style-name="P6">Have my mom able to live off of 10% of my income without working</text:p>
        </text:list-item>
        <text:list-item>
          <text:p text:style-name="P6"><text:soft-page-break/>Try a hallucinogen and record my experience in a song</text:p>
        </text:list-item>
        <text:list-item>
          <text:p text:style-name="P6">Help personally interview and sponsor 100 people toward college or startup</text:p>
        </text:list-item>
        <text:list-item>
          <text:p text:style-name="P6">Adopt and train my doggo to be the best pupper in the world</text:p>
        </text:list-item>
      </text:list>
      <text:p text:style-name="P2"/>
      <text:h text:style-name="P12" text:outline-level="3">Professional Goals</text:h>
      <text:list xml:id="list6438177193804131469" text:style-name="L4">
        <text:list-item>
          <text:p text:style-name="P7">Publish my mobile app idea SnapChef</text:p>
        </text:list-item>
        <text:list-item>
          <text:p text:style-name="P7">Earn 100 clients as a freelancer</text:p>
        </text:list-item>
        <text:list-item>
          <text:p text:style-name="P7">Build a privacy-focused, self-hosted, calendar web-app</text:p>
        </text:list-item>
        <text:list-item>
          <text:p text:style-name="P7">Speak on a TEDx Talk</text:p>
        </text:list-item>
        <text:list-item>
          <text:p text:style-name="P7">Give a public speech to a body of 500 students</text:p>
        </text:list-item>
        <text:list-item>
          <text:p text:style-name="P7">Have passive income which generates 40% of annual income</text:p>
        </text:list-item>
      </text:list>
      <text:p text:style-name="P2"/>
      <text:h text:style-name="P12" text:outline-level="3">Skill Goals</text:h>
      <text:list xml:id="list5449864444596926912" text:style-name="L5">
        <text:list-item>
          <text:p text:style-name="P8">Learn to fight with a one-handed sword</text:p>
        </text:list-item>
        <text:list-item>
          <text:p text:style-name="P8">Learn to fight with a knife</text:p>
        </text:list-item>
        <text:list-item>
          <text:p text:style-name="P8">Learn to shoot a pistol, shotgun, hunting rifle with an average 75% accuracy</text:p>
        </text:list-item>
        <text:list-item>
          <text:p text:style-name="P8">Become fluent in Japanese</text:p>
        </text:list-item>
        <text:list-item>
          <text:p text:style-name="P8">Learn how to replace oil in my car</text:p>
        </text:list-item>
        <text:list-item>
          <text:p text:style-name="P8"><text:soft-page-break/>Learn the martial art of Krav Maga</text:p>
        </text:list-item>
        <text:list-item>
          <text:p text:style-name="P8">Learn to juggle at least 5 things</text:p>
        </text:list-item>
        <text:list-item>
          <text:p text:style-name="P8">Learn to change a cars tire</text:p>
        </text:list-item>
        <text:list-item>
          <text:p text:style-name="P8">Become fluent in Spanish</text:p>
        </text:list-item>
      </text:list>
      <text:p text:style-name="P2"/>
      <text:h text:style-name="P12" text:outline-level="3">Health Goals</text:h>
      <text:list xml:id="list4964389320948701000" text:style-name="L6">
        <text:list-item>
          <text:p text:style-name="P9">Water fast for a week</text:p>
        </text:list-item>
        <text:list-item>
          <text:p text:style-name="P9">Have only 10% body fat</text:p>
        </text:list-item>
        <text:list-item>
          <text:p text:style-name="P9">Cycle 80km in a day</text:p>
        </text:list-item>
        <text:list-item>
          <text:p text:style-name="P9">Do 100 pull-ups in a day</text:p>
        </text:list-item>
        <text:list-item>
          <text:p text:style-name="P9">Climb a 10k step mountain</text:p>
        </text:list-item>
        <text:list-item>
          <text:p text:style-name="P9">Meditate for 5 hours straight</text:p>
        </text:list-item>
        <text:list-item>
          <text:p text:style-name="P9">Bench 90kg</text:p>
        </text:list-item>
        <text:list-item>
          <text:p text:style-name="P9">Do 100 pushups in a single set</text:p>
        </text:list-item>
        <text:list-item>
          <text:p text:style-name="P9">Do 100 situps in a single set</text:p>
        </text:list-item>
        <text:list-item>
          <text:p text:style-name="P9">Do 100 crunches in a single set</text:p>
        </text:list-item>
        <text:list-item>
          <text:p text:style-name="P9">Run a full marathon for $0.00</text:p>
        </text:list-item>
      </text:list>
      <text:p text:style-name="P2"/>
      <text:h text:style-name="P12" text:outline-level="3"><text:soft-page-break/>Travel Goals</text:h>
      <text:list xml:id="list3707054484728110817" text:style-name="L7">
        <text:list-item>
          <text:p text:style-name="P10">VIsit all 50 states + D.C &amp; Puerto Rico <text:span text:style-name="T1">(2/50)</text:span></text:p>
        </text:list-item>
        <text:list-item>
          <text:p text:style-name="P10">Visit Japan</text:p>
        </text:list-item>
        <text:list-item>
          <text:p text:style-name="P10">Visit China</text:p>
        </text:list-item>
        <text:list-item>
          <text:p text:style-name="P10">Visit England</text:p>
        </text:list-item>
        <text:list-item>
          <text:p text:style-name="P10">Visit Italy</text:p>
        </text:list-item>
        <text:list-item>
          <text:p text:style-name="P10">Visit Antartica</text:p>
        </text:list-item>
        <text:list-item>
          <text:p text:style-name="P10">Visit Rome</text:p>
        </text:list-item>
        <text:list-item>
          <text:p text:style-name="P10">Visit Ireland</text:p>
        </text:list-item>
        <text:list-item>
          <text:p text:style-name="P10">VIsit Jamaica</text:p>
        </text:list-item>
        <text:list-item>
          <text:p text:style-name="P10">Visit Australia</text:p>
        </text:list-item>
        <text:list-item>
          <text:p text:style-name="P10">Visit Phillipines</text:p>
        </text:list-item>
        <text:list-item>
          <text:p text:style-name="P10">Visit Taiwan</text:p>
        </text:list-item>
        <text:list-item>
          <text:p text:style-name="P10">Visit Hong Kong</text:p>
        </text:list-item>
        <text:list-item>
          <text:p text:style-name="P10">Visit Brazil</text:p>
        </text:list-item>
        <text:list-item>
          <text:p text:style-name="P10">Visit Haiti</text:p>
        </text:list-item>
        <text:list-item>
          <text:p text:style-name="P10">Visit France</text:p>
        </text:list-item>
        <text:list-item>
          <text:p text:style-name="P10">Visit Greece</text:p>
        </text:list-item>
        <text:list-item>
          <text:p text:style-name="P10"><text:soft-page-break/>Visit Ethopia</text:p>
        </text:list-item>
        <text:list-item>
          <text:p text:style-name="P10">Visit Switzlerland</text:p>
        </text:list-item>
        <text:list-item>
          <text:p text:style-name="P10">Visit Egypt</text:p>
        </text:list-item>
        <text:list-item>
          <text:p text:style-name="P10">Visit Germany</text:p>
        </text:list-item>
        <text:list-item>
          <text:p text:style-name="P10"><text:span text:style-name="T2">Visit Nicaragua</text:span> Visit CAYA Host Family</text:p>
        </text:list-item>
        <text:list-item>
          <text:p text:style-name="P10"><text:span text:style-name="T2">Visit Dominican Republic </text:span>Visit CAYA Host Family</text:p>
        </text:list-item>
      </text:list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Open Sans" svg:font-family="'Open Sans', sans-serif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3:22:05.999140632</meta:creation-date>
    <dc:date>2018-05-14T03:22:43.941472447</dc:date>
    <meta:editing-duration>PT39S</meta:editing-duration>
    <meta:editing-cycles>1</meta:editing-cycles>
    <meta:document-statistic meta:table-count="0" meta:image-count="0" meta:object-count="0" meta:page-count="6" meta:paragraph-count="83" meta:word-count="596" meta:character-count="2919" meta:non-whitespace-character-count="2476"/>
    <meta:generator>LibreOffice/5.1.6.2$Linux_X86_64 LibreOffice_project/10m0$Build-2</meta:generator>
  </office:meta>
</office:document-meta>
</file>